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80000010837B4ABBB.jpg" manifest:media-type="image/jpeg"/>
  <manifest:file-entry manifest:full-path="Pictures/100000000000061B0000033ADEB4A7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8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6">
      <style:paragraph-properties fo:margin-left="1.259cm" fo:margin-right="0cm" fo:margin-top="0cm" fo:margin-bottom="0cm" style:contextual-spacing="false" fo:text-indent="-0.635cm" style:auto-text-indent="false"/>
    </style:style>
    <style:style style:name="P4" style:family="paragraph" style:parent-style-name="Standard" style:list-style-name="WWNum7">
      <style:paragraph-properties fo:margin-left="1.259cm" fo:margin-right="0cm" fo:margin-top="0cm" fo:margin-bottom="0cm" style:contextual-spacing="false" fo:text-indent="-0.635cm" style:auto-text-indent="false"/>
    </style:style>
    <style:style style:name="P5" style:family="paragraph" style:parent-style-name="Standard" style:list-style-name="WWNum8">
      <style:paragraph-properties fo:margin-left="1.259cm" fo:margin-right="0cm" fo:text-indent="-0.635cm" style:auto-text-indent="false"/>
    </style:style>
    <style:style style:name="P6" style:family="paragraph" style:parent-style-name="Standard" style:list-style-name="WWNum8">
      <style:paragraph-properties fo:margin-left="2.529cm" fo:margin-right="0cm" fo:margin-top="0cm" fo:margin-bottom="0cm" style:contextual-spacing="false" fo:text-indent="-0.635cm" style:auto-text-indent="false"/>
    </style:style>
    <style:style style:name="P7" style:family="paragraph" style:parent-style-name="Standard" style:list-style-name="WWNum8">
      <style:paragraph-properties fo:margin-top="0cm" fo:margin-bottom="0cm" style:contextual-spacing="false"/>
    </style:style>
    <style:style style:name="P8" style:family="paragraph" style:parent-style-name="Heading_20_2" style:list-style-name="WWNum4"/>
    <style:style style:name="P9" style:family="paragraph" style:parent-style-name="Heading_20_1" style:list-style-name="WWNum4"/>
    <style:style style:name="P10" style:family="paragraph" style:parent-style-name="Heading_20_1" style:list-style-name="WWNum4">
      <style:paragraph-properties fo:margin-left="0.76cm" fo:margin-right="0cm" fo:text-indent="-0.76cm" style:auto-text-indent="false" fo:break-before="page"/>
    </style:style>
    <style:style style:name="P11" style:family="paragraph" style:parent-style-name="Heading_20_1" style:list-style-name="WWNum4" style:master-page-name="Standard">
      <style:paragraph-properties style:page-number="auto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eader">
      <style:paragraph-properties>
        <style:tab-stops>
          <style:tab-stop style:position="8.502cm" style:type="center"/>
          <style:tab-stop style:position="18.002cm" style:type="right"/>
        </style:tab-stops>
      </style:paragraph-properties>
    </style:style>
    <style:style style:name="P14" style:family="paragraph" style:parent-style-name="Header">
      <style:paragraph-properties fo:text-align="end" style:justify-single-word="false">
        <style:tab-stops>
          <style:tab-stop style:position="8.502cm" style:type="center"/>
          <style:tab-stop style:position="18.002cm" style:type="right"/>
        </style:tab-stops>
      </style:paragraph-properties>
    </style:style>
    <style:style style:name="P15" style:family="paragraph" style:parent-style-name="Header">
      <style:text-properties fo:font-size="8pt" style:font-size-asian="8pt" style:font-size-complex="8pt"/>
    </style:style>
    <style:style style:name="P16" style:family="paragraph" style:parent-style-name="List_20_Paragraph" style:list-style-name="WWNum9"/>
    <style:style style:name="P17" style:family="paragraph" style:parent-style-name="List_20_Paragraph" style:list-style-name="WWNum10"/>
    <style:style style:name="P18" style:family="paragraph" style:parent-style-name="List_20_Paragraph" style:list-style-name="WWNum11"/>
    <style:style style:name="P19" style:family="paragraph" style:parent-style-name="List_20_Paragraph" style:list-style-name="WWNum12"/>
    <style:style style:name="P20" style:family="paragraph" style:parent-style-name="List_20_Paragraph">
      <style:paragraph-properties fo:margin-left="2.54cm" fo:margin-right="0cm" fo:text-indent="0cm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404040" fo:font-size="10pt" fo:font-style="italic" style:font-size-asian="10pt" style:font-style-asian="italic"/>
    </style:style>
    <style:style style:name="T5" style:family="text">
      <style:text-properties fo:color="#404040" fo:font-size="10pt" fo:font-style="italic" style:font-size-asian="10pt" style:font-style-asian="italic" style:font-name-complex="Arial1"/>
    </style:style>
    <style:style style:name="T6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52534951472582644" text:style-name="WWNum4">
        <text:list-item>
          <text:h text:style-name="P11" text:outline-level="1">Übersicht</text:h>
        </text:list-item>
      </text:list>
      <text:p text:style-name="Standard"><text:span text:style-name="T1">Im Gegensatz zur Version 1 des Polit@ktiv-Kartenportlets, die eigens programmiert wurde, soll die Version 2 möglichst weitgehend aus Open-Source-Teilen aufgebaut werden. Dies ist das zugrunde liegende Prinzip, von dem nur in Ausnahmen abgewichen werden soll.</text:span></text:p>
      <text:p text:style-name="Standard"><text:span text:style-name="T1">Die Vorteile sind:</text:span></text:p>
      <text:list xml:id="list4020339324167466863" text:style-name="WWNum6">
        <text:list-item>
          <text:p text:style-name="P3"><text:span text:style-name="T1">Eine Community entwickelt weiter, nicht die Entwicklung von Polit@ktiv</text:span></text:p>
        </text:list-item>
        <text:list-item>
          <text:p text:style-name="P3"><text:span text:style-name="T1">Mögliche Fehler werden von anderen beseitigt.</text:span></text:p>
        </text:list-item>
        <text:list-item>
          <text:p text:style-name="P3"><text:span text:style-name="T1">Bewährte Bausteine werden integriert.</text:span></text:p>
        </text:list-item>
      </text:list>
      <text:p text:style-name="Standard"><text:span text:style-name="T1">Als Nachteile können angesehen werden:</text:span></text:p>
      <text:list xml:id="list1442444809545629742" text:style-name="WWNum7">
        <text:list-item>
          <text:p text:style-name="P4"><text:span text:style-name="T1">Es stehen solche Features zur Verfügung, die eben schon vorhanden sind.<text:line-break/>Eventuell muss lange auf neue Features gewartet werden.</text:span></text:p>
        </text:list-item>
        <text:list-item>
          <text:p text:style-name="P4"><text:span text:style-name="T1">Die Entwicklungsarbeiten von Polit@ktiv müssen der Open-Soutrce-Communita wieder zur Verfügung gestellt werden. Damit sind sie auch für die Konkurrenz verfügbar.</text:span></text:p>
        </text:list-item>
      </text:list>
      <text:p text:style-name="Standard"><text:span text:style-name="T1">Als Gesamtsystem und Community der verwendeten Teile wurde Leaflet und die zugehörige Familie von möglichen Add-Ins ausgewählt. Im Besonderen bedeutet es auch, dass nur Add-Ins verwendet werden dürfen, die zu dieser Familie gehören.</text:span></text:p>
      <text:p text:style-name="Standard"><text:span text:style-name="T1">Die Aufgabe der Polit@ktiv-Entwicklung ist also, die entsprechenden Leaflet-Teile und ausgewählte Add-Ins so in Liferay einzubauen, dass die Anforderungen des Kartenportlets V2 erfüllt werden.</text:span></text:p>
      <text:p text:style-name="Standard"><text:span text:style-name="T1">Dabei soll ein Polit@ktiv-Portlet entstehen, das immer als Ganzes genutzt wird. Es wird keine in Liferay auswählbaren Komponenten geben.</text:span></text:p>
      <text:p text:style-name="Standard"><text:span text:style-name="T1">Bei der Entwicklung soll schrittweise vorgegangen werden.</text:span></text:p>
      <text:list xml:id="list1234019519806406267" text:style-name="WWNum8">
        <text:list-item>
          <text:p text:style-name="P1"><text:span text:style-name="T1">Schritt: Basis-Komponenten von Leaflet werden in Liferay integriert.</text:span></text:p>
          <text:list>
            <text:list-item>
              <text:p text:style-name="P6"><text:span text:style-name="T1">Die Daten der Komponenten werden persistent gemacht.</text:span></text:p>
            </text:list-item>
            <text:list-item>
              <text:p text:style-name="P6"><text:span text:style-name="T1">Einzelnen Funktionen werden Berechtigungen zugeteilt</text:span></text:p>
            </text:list-item>
            <text:list-item>
              <text:p text:style-name="P6"><text:span text:style-name="T1">Die Basiskomponenten und zusätzlich ein einfaches Plug-In werden integriert</text:span></text:p>
            </text:list-item>
            <text:list-item>
              <text:p text:style-name="P6"><text:span text:style-name="T1">Die Ergebnisse sind nicht zur Nutzung auf Produktiv gedacht.</text:span></text:p>
            </text:list-item>
          </text:list>
        </text:list-item>
        <text:list-item>
          <text:p text:style-name="P1"><text:span text:style-name="T1">Schritt: Die wichtigsten Grundkomponenten sind verfügbar:</text:span></text:p>
          <text:list>
            <text:list-item>
              <text:p text:style-name="P6"><text:span text:style-name="T1">Karte mit möglichst hoher Detailtiefe (noch auszusuchen)</text:span></text:p>
            </text:list-item>
            <text:list-item>
              <text:p text:style-name="P6"><text:span text:style-name="T1">Festlegung des Standardmittelpunktes</text:span></text:p>
            </text:list-item>
            <text:list-item>
              <text:p text:style-name="P6"><text:span text:style-name="T1">Zeichnen von Polygonen (Figuren)</text:span></text:p>
            </text:list-item>
            <text:list-item>
              <text:p text:style-name="P6"><text:span text:style-name="T1">Markieren von Orten (Markerfunktion)</text:span></text:p>
            </text:list-item>
            <text:list-item>
              <text:p text:style-name="P6"><text:span text:style-name="T1">Beschriften von erstellten Objekten (Markern, Figuren)</text:span></text:p>
            </text:list-item>
            <text:list-item>
              <text:p text:style-name="P6"><text:span text:style-name="T1">Ein- und Ausblenden von erstellten Objekten</text:span></text:p>
            </text:list-item>
          </text:list>
        </text:list-item>
        <text:list-item>
          <text:p text:style-name="P5"><text:span text:style-name="T1">Schritt: Zusätzliche Komponenten sind verfügbar:</text:span></text:p>
          <text:list>
            <text:list-item>
              <text:p text:style-name="P7"><text:span text:style-name="T1">Indoor-Darstellung und Indoor-Zooming</text:span></text:p>
            </text:list-item>
            <text:list-item>
              <text:p text:style-name="P7"><text:span text:style-name="T1">Import von fertigen Figuren (Plänen)</text:span></text:p>
            </text:list-item>
            <text:list-item>
              <text:p text:style-name="P6"><text:span text:style-name="T1">Bookmarks (URL der Seite mit dem Kartenportlet plus geografische Bookmarks</text:span></text:p>
            </text:list-item>
            <text:list-item>
              <text:p text:style-name="P7"><text:span text:style-name="T1">Import/Export aller Figuren einer Karte</text:span></text:p>
            </text:list-item>
            <text:list-item>
              <text:p text:style-name="P7"><text:span text:style-name="T1">3D-Darstellung (später)</text:span></text:p>
            </text:list-item>
            <text:list-item>
              <text:p text:style-name="P7"><text:span text:style-name="T1">Übergang zu Google-Earth mit Walkthrough</text:span></text:p>
            </text:list-item>
          </text:list>
        </text:list-item>
      </text:list>
      <text:list xml:id="list85857674958426" text:continue-list="list8752534951472582644" text:style-name="WWNum4">
        <text:list-item>
          <text:h text:style-name="P10" text:outline-level="1">Schritt 1</text:h>
        </text:list-item>
      </text:list>
      <text:p text:style-name="Standard">Schritt 1 ist abnahmefähig, wenn folgende Bedingungen erfüllt sind:</text:p>
      <text:list xml:id="list8301739961407136161" text:style-name="WWNum9">
        <text:list-item>
          <text:p text:style-name="P16">Das Kartenportlet ist mit den folgenden Funktionen auf intermediate lauffähig.</text:p>
        </text:list-item>
        <text:list-item>
          <text:p text:style-name="P16">Das Kartenportlet kann aus der Liste der verfügbaren Portlets auf eine Seite der Wahl eingebaut werden. Vorschlag für Namen: „PA-Karte V2“</text:p>
        </text:list-item>
        <text:list-item>
          <text:p text:style-name="P16">Die Basis-Karte mit höchster Detailtiefe wird verwendet. Noch auszusuchen!</text:p>
        </text:list-item>
        <text:list-item>
          <text:p text:style-name="P16">Als Skala für den Zoom werden (+,-,*) verwendet (keine Thermometer-Skala)</text:p>
        </text:list-item>
        <text:list-item>
          <text:p text:style-name="P16">Das Portlet unterliegt als Ganzes den üblichen Berechtigungen (Anzeige, Hinzufügen, …), damit es auf intermediate versteckt werden kann:</text:p>
        </text:list-item>
        <text:list-item>
          <text:p text:style-name="P16">Marker sind verfügbar und können (einfach) beschriftet werden.</text:p>
        </text:list-item>
        <text:list-item>
          <text:p text:style-name="P16">Marker und deren Beschriftung sind persistent.</text:p>
        </text:list-item>
        <text:list-item>
          <text:p text:style-name="P16">Dazu wird das Plug-In Bookmark verwendet wie im Beispiel am 10.7.15</text:p>
        </text:list-item>
        <text:list-item>
          <text:p text:style-name="P16">Die Marker gehören zur Instanz des Portlets, nicht zur Site. Also: Ein zweites Portlet auf einer anderen Page der Site zeigt nicht dieselben Marker wie das erste Portlet.</text:p>
        </text:list-item>
        <text:list-item>
          <text:p text:style-name="P16">Eine einstellbare persistente Grundeinstellung wird (noch) nicht erwartet.</text:p>
        </text:list-item>
        <text:list-item>
          <text:p text:style-name="P16">Alles ist mit Code, der einem Built unterliegt, nicht in einem Hook realisiert.</text:p>
        </text:list-item>
      </text:list>
      <text:list xml:id="list85858157148808" text:continue-list="list85857674958426" text:style-name="WWNum4">
        <text:list-item>
          <text:list>
            <text:list-item>
              <text:h text:style-name="P8" text:outline-level="2">Berechtigungen</text:h>
            </text:list-item>
          </text:list>
        </text:list-item>
      </text:list>
      <text:p text:style-name="Standard">Die Berechtigungen sind nicht zu grob und nicht zu fein abzustufen.</text:p>
      <text:p text:style-name="Standard">Die im Folgenden geschilderten Berechtigungen müssen nicht schon im Schritt 1 verfügbar sein. Sie sind spätestens dann erforderlich, wenn das Kartenportlet V2 poduktiv geht.</text:p>
      <text:list xml:id="list1132832887768336257" text:style-name="WWNum10">
        <text:list-item>
          <text:p text:style-name="P17">Installation und Anzeige des Karten-Portlets durch einen Liferay-Nutzer unterliegt der üblichen Berechtigung für die Nutzung von Portlets.</text:p>
        </text:list-item>
        <text:list-item>
          <text:p text:style-name="P17">Es gibt die Berechtigung, die Inhalte zu „lesen“ (Anzeige). Dazu gehören:</text:p>
          <text:list>
            <text:list-item>
              <text:p text:style-name="P17">die Beschriftung ein/auszuschalten</text:p>
            </text:list-item>
            <text:list-item>
              <text:p text:style-name="P17">den Zoom zu verändern, etc</text:p>
            </text:list-item>
            <text:list-item>
              <text:p text:style-name="P17">Marker ein-/auszublenden</text:p>
            </text:list-item>
            <text:list-item>
              <text:p text:style-name="P17">Figuren ein-/auszublenden (muss nicht getrennt sein von Markern)</text:p>
            </text:list-item>
            <text:list-item>
              <text:p text:style-name="P17">Layer einzublenden / auszublenden.</text:p>
            </text:list-item>
          </text:list>
        </text:list-item>
      </text:list>
      <text:p text:style-name="P20">Diese Einstellungen werden nicht persistiert.</text:p>
      <text:list xml:id="list85858026124025" text:continue-numbering="true" text:style-name="WWNum10">
        <text:list-item>
          <text:p text:style-name="P17">Es gibt die Berechtigung, Objekte zu erzeugen und zu beschriften. Darunter:</text:p>
          <text:list>
            <text:list-item>
              <text:p text:style-name="P17">Polygone</text:p>
            </text:list-item>
            <text:list-item>
              <text:p text:style-name="P17">Marker</text:p>
            </text:list-item>
            <text:list-item>
              <text:p text:style-name="P17">Bookmarks</text:p>
            </text:list-item>
            <text:list-item>
              <text:p text:style-name="P17">Layer</text:p>
            </text:list-item>
            <text:list-item>
              <text:p text:style-name="P17">Objekte hochladen und auf Karte auf eigenem Layer darstellen</text:p>
            </text:list-item>
          </text:list>
        </text:list-item>
        <text:list-item>
          <text:p text:style-name="P17">Es gibt die Berechtigung, die Grundeinstellung vorzunehmen. Dazu gehört:</text:p>
          <text:list>
            <text:list-item>
              <text:p text:style-name="P17">Zentrum und Basis-Zoom</text:p>
            </text:list-item>
            <text:list-item>
              <text:p text:style-name="P17">Maximale Anzahl Layer</text:p>
            </text:list-item>
            <text:list-item>
              <text:p text:style-name="P17">Maximale Anzahl Marker</text:p>
            </text:list-item>
            <text:list-item>
              <text:p text:style-name="P17">Maximale Anzahl Figuren</text:p>
            </text:list-item>
            <text:list-item>
              <text:p text:style-name="P17">Export und Import von Objekten eines Kartenportlets.</text:p>
            </text:list-item>
          </text:list>
        </text:list-item>
        <text:list-item>
          <text:p text:style-name="P17"><text:soft-page-break/>Die Berechtigungen lassen sich bei der einzelnen Instanz des Portlets einstellen, nicht für alle Kartenportlets einer Site gemeinsam.</text:p>
        </text:list-item>
      </text:list>
      <text:list xml:id="list85857024689938" text:continue-list="list85858157148808" text:style-name="WWNum4">
        <text:list-item>
          <text:h text:style-name="P9" text:outline-level="1">Schritt 2</text:h>
        </text:list-item>
      </text:list>
      <text:p text:style-name="Standard">Schritt 2 ist abnahmefähig, wenn folgende Bedingungen erfüllt sind:</text:p>
      <text:list xml:id="list132433791029729909" text:style-name="WWNum11">
        <text:list-item>
          <text:p text:style-name="P18">Das Kartenportlet ist mit den folgenden Funktionen auf intermediate lauffähig:</text:p>
        </text:list-item>
        <text:list-item>
          <text:p text:style-name="P18">Alles, was bereits im Schritt 1 verfügbar war</text:p>
        </text:list-item>
        <text:list-item>
          <text:p text:style-name="P18">Marker sind verfügbar und können komfortable beschriftet werden</text:p>
        </text:list-item>
        <text:list-item>
          <text:p text:style-name="P18">Figuren können eingezeichnet und komfortabel beschriftet und geändert werden.<text:line-break/>Dazu wird das Plug-In verwendet, das es am 10.7.15 auf intermediate gab.</text:p>
        </text:list-item>
        <text:list-item>
          <text:p text:style-name="P18">Zur komfortablen Beschriftung wird ein PlugIn verwendet,<text:line-break/>das am 10.7. in seiner ausführlichen Form vorgestellt wurde.<text:line-break/>Insbesondere ist wichtig, dass von einem Objekt aus ein URL und ein Bookmark auf eine Page der Site mit Portlet gelegt werden kann.</text:p>
        </text:list-item>
        <text:list-item>
          <text:p text:style-name="P18">Und umgekehrt ist es möglich, dass von einem Content aus ein URL und eine geografische Bookmark auf ein Objekt im Kartenportlet gelegt werden kann.</text:p>
        </text:list-item>
        <text:list-item>
          <text:p text:style-name="P18">Eine persistente Grundeinstellung kann vorgenommen werden, einschließlich:</text:p>
          <text:list>
            <text:list-item>
              <text:p text:style-name="P18">maximale Anzahl von Markern pro Portlet</text:p>
            </text:list-item>
            <text:list-item>
              <text:p text:style-name="P18">maximale Anzahl von Figuren pro Portlet</text:p>
            </text:list-item>
          </text:list>
        </text:list-item>
        <text:list-item>
          <text:p text:style-name="P18">Verschiedene Layer sind (noch) nicht erforderlich.</text:p>
        </text:list-item>
      </text:list>
      <text:list xml:id="list85857911202280" text:continue-list="list85857024689938" text:style-name="WWNum4">
        <text:list-item>
          <text:list>
            <text:list-item>
              <text:h text:style-name="P8" text:outline-level="2">Weitere Schritte</text:h>
            </text:list-item>
          </text:list>
        </text:list-item>
      </text:list>
      <text:p text:style-name="Standard">Weitere Schritte werden in den folgenden Sprints aus den folgenden Features zusammengestellt:</text:p>
      <text:list xml:id="list4964680998513530075" text:style-name="WWNum12">
        <text:list-item>
          <text:p text:style-name="P19">Es ist möglich, Layer zu erzeugen und zu beschriften</text:p>
        </text:list-item>
        <text:list-item>
          <text:p text:style-name="P19">Festlegung maximale Anzahl Layer pro Portlet</text:p>
        </text:list-item>
        <text:list-item>
          <text:p text:style-name="P19">Die erzeugten Objekte können definierten Layern zugewiesen werden.</text:p>
        </text:list-item>
        <text:list-item>
          <text:p text:style-name="P19">Ein Export und ein Import von Figuren mit ihren Beschriftungen und geografischen Bookmarks ist möglich.</text:p>
        </text:list-item>
        <text:list-item>
          <text:p text:style-name="P19">Indoor-Funktion ist möglich.<text:line-break/>Dazu gehört insbesondere Zoomen deutlich tiefer als die tiefste Stufe auf der Karte.</text:p>
        </text:list-item>
        <text:list-item>
          <text:p text:style-name="P19">Import von Grafiken ist möglich, um z.B. Pläne von Architekten darstellen zu können.<text:line-break/>Dazu gehört:</text:p>
          <text:list>
            <text:list-item>
              <text:p text:style-name="P19">Hochladen</text:p>
            </text:list-item>
            <text:list-item>
              <text:p text:style-name="P19">Einspielen</text:p>
            </text:list-item>
            <text:list-item>
              <text:p text:style-name="P19">Vergrößern, verkleinern in groben und feinen Stufen</text:p>
            </text:list-item>
            <text:list-item>
              <text:p text:style-name="P19">Höhen- und Breiten-Einstellungen</text:p>
            </text:list-item>
            <text:list-item>
              <text:p text:style-name="P19">Drehen in groben und feinen Stufen</text:p>
            </text:list-item>
            <text:list-item>
              <text:p text:style-name="P19">Beschriften der Grafik wie bei anderen Figuren auch.</text:p>
            </text:list-item>
            <text:list-item>
              <text:p text:style-name="P19">NICHT aber: Strichdicke mit dem Zoom ändern</text:p>
            </text:list-item>
          </text:list>
        </text:list-item>
        <text:list-item>
          <text:p text:style-name="P19">Beim Mouseover über eine Figur oder einen Marker oder eine importierte Grafik erscheint ein kurzer Text, der nicht identisch ist mit der ausführlichen Beschriftung.</text:p>
        </text:list-item>
        <text:list-item>
          <text:p text:style-name="P19"><text:span text:style-name="T2">Noch offen: </text:span><text:bookmark text:name="_GoBack"/><text:span text:style-name="T2">Im Block für die ausführliche Beschriftung ist ein Content enthalten, der ein „normaler“ Content von Liferay ist. Er kann ausgewählt werden. Während der </text:span><text:soft-page-break/><text:span text:style-name="T2">ausführlichen Beschriftung entsteht ein normaler Content von Liferay. Dazu steht der übliche embedded Editor von Liferay zur Verfügung.</text:span>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text-align="center" style:justify-single-word="false"/>
      <style:text-properties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4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4" style:class="text">
      <style:paragraph-properties fo:margin-top="0.423cm" fo:margin-bottom="0.106cm" style:contextual-spacing="false" fo:keep-with-next="always"/>
      <style:text-properties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4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4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Num4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Num4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4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list-style-name="WWNum4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4" style:class="text">
      <style:paragraph-properties fo:margin-top="0.423cm" fo:margin-bottom="0.106cm" style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el_20_Zchn" style:display-name="Titel Zchn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fo:font-weight="bold" style:font-name-asian="SimSun" style:font-family-asian="SimSun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family-generic="swis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5cm" fo:text-indent="-0.3cm" fo:margin-left="1.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9.521cm" fo:margin-left="-1.242cm" fo:margin-top="0cm" fo:margin-bottom="0cm" table:align="left" style:writing-mode="lr-tb"/>
    </style:style>
    <style:style style:name="Table1.A" style:family="table-column">
      <style:table-column-properties style:column-width="3.491cm"/>
    </style:style>
    <style:style style:name="Table1.B" style:family="table-column">
      <style:table-column-properties style:column-width="12.749cm"/>
    </style:style>
    <style:style style:name="Table1.C" style:family="table-column">
      <style:table-column-properties style:column-width="3.281cm"/>
    </style:style>
    <style:style style:name="Table1.1" style:family="table-row">
      <style:table-row-properties style:min-row-height="2.161cm" fo:keep-together="auto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8.502cm" style:type="center"/>
          <style:tab-stop style:position="18.002cm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8.502cm" style:type="center"/>
          <style:tab-stop style:position="18.002cm" style:type="right"/>
        </style:tab-stops>
      </style:paragraph-properties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/>
    <style:style style:name="MT3" style:family="text">
      <style:text-properties fo:font-style="italic" style:font-style-asian="italic"/>
    </style:style>
    <style:style style:name="MT4" style:family="text">
      <style:text-properties fo:color="#404040" fo:font-size="10pt" fo:font-style="italic" style:font-size-asian="10pt" style:font-style-asian="italic"/>
    </style:style>
    <style:style style:name="MT5" style:family="text">
      <style:text-properties fo:color="#404040" fo:font-size="10pt" fo:font-style="italic" style:font-size-asian="10pt" style:font-style-asian="italic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6cm" style:writing-mode="lr-tb" style:layout-grid-color="#c0c0c0" style:layout-grid-lines="42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MP1"><draw:frame draw:style-name="Mfr1" draw:name="Bild 1" text:anchor-type="as-char" svg:width="2.646cm" svg:height="1.402cm" draw:z-index="3"><draw:image xlink:href="Pictures/100000000000061B0000033ADEB4A76B.jpg" xlink:type="simple" xlink:show="embed" xlink:actuate="onLoad"/><svg:desc>PA_logo14_rot_Original_50</svg:desc></draw:frame></text:p>
              </table:table-cell>
              <table:table-cell table:style-name="Table1.B1" office:value-type="string">
                <text:p text:style-name="MP2"><text:span text:style-name="MT1">Spec Kartenportlet V2</text:span></text:p>
              </table:table-cell>
              <table:table-cell table:style-name="Table1.A1" office:value-type="string">
                <text:p text:style-name="MP3"><draw:frame draw:style-name="Mfr1" draw:name="Bild 26" text:anchor-type="as-char" svg:width="2.778cm" svg:height="1.561cm" draw:z-index="7"><draw:image xlink:href="Pictures/10000000000001D80000010837B4ABBB.jpg" xlink:type="simple" xlink:show="embed" xlink:actuate="onLoad"/><svg:desc>Logo 1_klein</svg:desc></draw:frame></text:p>
              </table:table-cell>
            </table:table-row>
          </table:table-header-rows>
        </table:table>
        <text:p text:style-name="MP4"/>
      </style:header>
      <style:footer>
        <text:p text:style-name="MP5"><text:span text:style-name="page_20_number">Seite </text:span><text:span text:style-name="page_20_number"><text:page-number text:select-page="current">4</text:page-number></text:span><text:span text:style-name="page_20_number">/</text:span><text:span text:style-name="page_20_number"><text:span text:style-name="MT3"><text:page-count>4</text:page-count></text:span></text:span></text:p>
        <text:p text:style-name="Footer"><text:span text:style-name="MT4">Integrata-Stiftung für humane Nutzung der Informationstechnologie </text:span><text:span text:style-name="MT5">• Vor dem Kreuzberg 28 • 72070 Tübing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iftungsidee</dc:title>
    <meta:initial-creator>Michael</meta:initial-creator>
    <dc:description>Stiftungs-Idee,- Zweck,- Intentionen, -Ziel,- Preis</dc:description>
    <dc:creator>Michael</dc:creator>
    <meta:editing-cycles>10</meta:editing-cycles>
    <meta:print-date>2009-08-28T09:34:00</meta:print-date>
    <meta:creation-date>2015-07-11T15:15:00</meta:creation-date>
    <dc:date>2015-07-11T20:03:00</dc:date>
    <meta:editing-duration>P0D</meta:editing-duration>
    <meta:generator>LibreOffice/4.2.8.2$Linux_X86_64 LibreOffice_project/420m0$Build-2</meta:generator>
    <meta:document-statistic meta:table-count="1" meta:image-count="2" meta:object-count="0" meta:page-count="4" meta:paragraph-count="104" meta:word-count="1042" meta:character-count="7168" meta:non-whitespace-character-count="63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477880163</meta:user-defined>
    <meta:user-defined meta:name="_AuthorEmail" meta:value-type="string">info@hellak.de</meta:user-defined>
    <meta:user-defined meta:name="_AuthorEmailDisplayName" meta:value-type="string">Hellak</meta:user-defined>
    <meta:user-defined meta:name="_EmailSubject" meta:value-type="string">Div. Dateien</meta:user-defined>
    <meta:template xlink:type="simple" xlink:actuate="onRequest" xlink:title="PA-Papier.dot" xlink:href=""/>
  </office:meta>
</office:document-meta>
</file>